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7181in" table:align="left"/>
    </style:style>
    <style:style style:name="Table1.A" style:family="table-column">
      <style:table-column-properties style:column-width="0.0264in"/>
    </style:style>
    <style:style style:name="Table1.B" style:family="table-column">
      <style:table-column-properties style:column-width="3.6917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9in"/>
    </style:style>
    <style:style style:name="Table2.C" style:family="table-column">
      <style:table-column-properties style:column-width="1.7313in"/>
    </style:style>
    <style:style style:name="Table2.D" style:family="table-column">
      <style:table-column-properties style:column-width="1.7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officeooo:rsid="000b80c8" officeooo:paragraph-rsid="000b80c8"/>
    </style:style>
    <style:style style:name="P3" style:family="paragraph" style:parent-style-name="Table_20_Contents">
      <style:text-properties officeooo:rsid="000d1190" officeooo:paragraph-rsid="000d1190"/>
    </style:style>
    <style:style style:name="P4" style:family="paragraph" style:parent-style-name="Table_20_Contents">
      <style:text-properties officeooo:rsid="000dd686" officeooo:paragraph-rsid="000dd686"/>
    </style:style>
    <style:style style:name="P5" style:family="paragraph" style:parent-style-name="Table_20_Contents">
      <style:text-properties officeooo:rsid="00105266" officeooo:paragraph-rsid="00105266"/>
    </style:style>
    <style:style style:name="P6" style:family="paragraph" style:parent-style-name="Table_20_Contents">
      <style:text-properties officeooo:rsid="0010e6fb" officeooo:paragraph-rsid="0010e6fb"/>
    </style:style>
    <style:style style:name="P7" style:family="paragraph" style:parent-style-name="Table_20_Contents">
      <style:text-properties officeooo:rsid="0011b4f6" officeooo:paragraph-rsid="0011b4f6"/>
    </style:style>
    <style:style style:name="P8" style:family="paragraph" style:parent-style-name="Standard">
      <style:text-properties officeooo:paragraph-rsid="000720f3"/>
    </style:style>
    <style:style style:name="P9" style:family="paragraph" style:parent-style-name="Standard">
      <style:text-properties officeooo:rsid="000902af" officeooo:paragraph-rsid="000902af"/>
    </style:style>
    <style:style style:name="P10" style:family="paragraph" style:parent-style-name="Standard">
      <style:text-properties officeooo:paragraph-rsid="000902af"/>
    </style:style>
    <style:style style:name="P11" style:family="paragraph" style:parent-style-name="Standard">
      <style:text-properties officeooo:rsid="0009fbdb" officeooo:paragraph-rsid="0009fbdb"/>
    </style:style>
    <style:style style:name="P12" style:family="paragraph" style:parent-style-name="Standard">
      <style:text-properties officeooo:rsid="0009fe51" officeooo:paragraph-rsid="0009fe51"/>
    </style:style>
    <style:style style:name="P13" style:family="paragraph" style:parent-style-name="Standard">
      <style:text-properties officeooo:paragraph-rsid="0009fe51"/>
    </style:style>
    <style:style style:name="P14" style:family="paragraph" style:parent-style-name="Standard">
      <style:text-properties officeooo:paragraph-rsid="000b5441"/>
    </style:style>
    <style:style style:name="T1" style:family="text">
      <style:text-properties officeooo:rsid="000720f3"/>
    </style:style>
    <style:style style:name="T2" style:family="text">
      <style:text-properties officeooo:rsid="000902af"/>
    </style:style>
    <style:style style:name="T3" style:family="text">
      <style:text-properties officeooo:rsid="0009fe51"/>
    </style:style>
    <style:style style:name="T4" style:family="text">
      <style:text-properties officeooo:rsid="000b5441"/>
    </style:style>
    <style:style style:name="T5" style:family="text">
      <style:text-properties officeooo:rsid="000b80c8"/>
    </style:style>
    <style:style style:name="T6" style:family="text">
      <style:text-properties officeooo:rsid="000d1190"/>
    </style:style>
    <style:style style:name="T7" style:family="text">
      <style:text-properties officeooo:rsid="00105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BLAST: </text:span></text:p>
      <text:p text:style-name="P11"><text:bookmark text:name="dscTable"/><text:bookmark text:name="dtr_217335548"/>03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Table_20_Contents"><text:bookmark text:name="deflnDesc_1"/><text:span text:style-name="T1">08: </text:span><text:a xlink:type="simple" xlink:href="https://blast.ncbi.nlm.nih.gov/Blast.cgi#alnHdr_217335548" text:style-name="Internet_20_link" text:visited-style-name="Visited_20_Internet_20_Link">Dictyoglomus turgidum DSM 6724, complete genome</text:a> </text:p>
          </table:table-cell>
        </table:table-row>
      </table:table>
      <text:p text:style-name="P10"><text:span text:style-name="T2">09: </text:span><text:bookmark text:name="deflnDesc_12"/><text:a xlink:type="simple" xlink:href="https://blast.ncbi.nlm.nih.gov/Blast.cgi#alnHdr_745369752" text:style-name="Internet_20_link" text:visited-style-name="Visited_20_Internet_20_Link">Escherichia coli HUSEC2011 complete genome</text:a></text:p>
      <text:p text:style-name="P9">18: Synechocystis sp. PCC 6714. complete genome</text:p>
      <text:p text:style-name="P9">30: (yeast) Saccharomyces cerevisiae S288C chromosome X complete sequence</text:p>
      <text:p text:style-name="P9"/>
      <text:p text:style-name="P11">Activities</text:p>
      <text:p text:style-name="P11">1. Familiarize yourself with BLAST and HMMER algorithms</text:p>
      <text:p text:style-name="P11">2. Compare BLAST to HMMER, where do the methods overlap <text:span text:style-name="T3">and where are they unique. What are the advantages of each?</text:span></text:p>
      <text:p text:style-name="P11"/>
      <text:p text:style-name="P12">3. Characterize your genomes with BLAST using NCBI website</text:p>
      <text:p text:style-name="P12"><text:s text:c="4"/>a. What organisms genome belongs to?</text:p>
      <text:p text:style-name="P13"><text:span text:style-name="T3"><text:s text:c="4"/>- 3: </text:span>Bacteroides thetaiotaomicron strain 7330 <text:span text:style-name="T4">(</text:span>CP012937<text:span text:style-name="T4">)</text:span></text:p>
      <text:p text:style-name="P13"><text:s text:c="4"/>- <text:span text:style-name="T5">8: Dictyoglomus turgidum DSM 6724 (CP001251.1)</text:span></text:p>
      <text:p text:style-name="P13"><text:s text:c="4"/>- <text:span text:style-name="T5">9: Escherichia coli (HF572917)</text:span></text:p>
      <text:p text:style-name="P13"><text:span text:style-name="T3"><text:s text:c="4"/>- 18: Synechocystis sp. (PCC6714)</text:span></text:p>
      <text:p text:style-name="P14"><text:s text:c="4"/>- <text:s/><text:span text:style-name="T4">30: Saccharomyces cerevisiae S288C (BK006943)</text:span></text:p>
      <text:p text:style-name="P14"><text:s text:c="4"/></text:p>
      <text:p text:style-name="P12"/>
      <text:p text:style-name="P12"><text:s text:c="4"/>b. How do the genomes differ (size, kingdom, number of genes)?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Genome</text:p>
          </table:table-cell>
          <table:table-cell table:style-name="Table2.A1" office:value-type="string">
            <text:p text:style-name="P2">Size / <text:span text:style-name="T6">bp</text:span></text:p>
          </table:table-cell>
          <table:table-cell table:style-name="Table2.A1" office:value-type="string">
            <text:p text:style-name="P2">Kingdom</text:p>
          </table:table-cell>
          <table:table-cell table:style-name="Table2.D1" office:value-type="string">
            <text:p text:style-name="P2">Number of genes</text:p>
          </table:table-cell>
        </table:table-row>
        <table:table-row>
          <table:table-cell table:style-name="Table2.A2" office:value-type="string">
            <text:p text:style-name="P2">B. the<text:span text:style-name="T6">taiotaomicron</text:span></text:p>
          </table:table-cell>
          <table:table-cell table:style-name="Table2.A2" office:value-type="string">
            <text:p text:style-name="P5">6487685</text:p>
          </table:table-cell>
          <table:table-cell table:style-name="Table2.A2" office:value-type="string">
            <text:p text:style-name="P5">Bateria</text:p>
          </table:table-cell>
          <table:table-cell table:style-name="Table2.D2" office:value-type="string">
            <text:p text:style-name="P6">5145</text:p>
          </table:table-cell>
        </table:table-row>
        <table:table-row>
          <table:table-cell table:style-name="Table2.A2" office:value-type="string">
            <text:p text:style-name="P3">D. turgidum</text:p>
          </table:table-cell>
          <table:table-cell table:style-name="Table2.A2" office:value-type="string">
            <text:p text:style-name="P5">1855560</text:p>
          </table:table-cell>
          <table:table-cell table:style-name="Table2.A2" office:value-type="string">
            <text:p text:style-name="P5">Bacteria</text:p>
          </table:table-cell>
          <table:table-cell table:style-name="Table2.D2" office:value-type="string">
            <text:p text:style-name="P6">1865</text:p>
          </table:table-cell>
        </table:table-row>
        <table:table-row>
          <table:table-cell table:style-name="Table2.A2" office:value-type="string">
            <text:p text:style-name="P3">E. coli</text:p>
          </table:table-cell>
          <table:table-cell table:style-name="Table2.A2" office:value-type="string">
            <text:p text:style-name="P4">5277676</text:p>
          </table:table-cell>
          <table:table-cell table:style-name="Table2.A2" office:value-type="string">
            <text:p text:style-name="P4">Bacteria</text:p>
          </table:table-cell>
          <table:table-cell table:style-name="Table2.D2" office:value-type="string">
            <text:p text:style-name="P7">5500</text:p>
          </table:table-cell>
        </table:table-row>
        <table:table-row>
          <table:table-cell table:style-name="Table2.A2" office:value-type="string">
            <text:p text:style-name="P3">Synechocystis sp.</text:p>
          </table:table-cell>
          <table:table-cell table:style-name="Table2.A2" office:value-type="string">
            <text:p text:style-name="P3">3485441</text:p>
          </table:table-cell>
          <table:table-cell table:style-name="Table2.A2" office:value-type="string">
            <text:p text:style-name="P3">Bacteria</text:p>
          </table:table-cell>
          <table:table-cell table:style-name="Table2.D2" office:value-type="string">
            <text:p text:style-name="P6">3504</text:p>
          </table:table-cell>
        </table:table-row>
        <table:table-row>
          <table:table-cell table:style-name="Table2.A2" office:value-type="string">
            <text:p text:style-name="P3">S. cerevisiae</text:p>
          </table:table-cell>
          <table:table-cell table:style-name="Table2.A2" office:value-type="string">
            <text:p text:style-name="P6">12.1571 M</text:p>
          </table:table-cell>
          <table:table-cell table:style-name="Table2.A2" office:value-type="string">
            <text:p text:style-name="P3">Fungi</text:p>
          </table:table-cell>
          <table:table-cell table:style-name="Table2.D2" office:value-type="string">
            <text:p text:style-name="P6">7445</text:p>
          </table:table-cell>
        </table:table-row>
      </table:table>
      <text:p text:style-name="P12"/>
      <text:p text:style-name="P12"><text:s text:c="4"/>c. Does anything interesting standing out?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4:03:10.152696270</meta:creation-date>
    <dc:date>2017-05-02T16:08:42.031889550</dc:date>
    <meta:editing-duration>PT3M40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43" meta:word-count="157" meta:character-count="1056" meta:non-whitespace-character-count="902"/>
  </office:meta>
</office:document-meta>
</file>